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Palatino" svg:font-family="Palatino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811in"/>
    </style:style>
    <style:style style:name="co3" style:family="table-column">
      <style:table-column-properties fo:break-before="auto" style:column-width="1.0465in"/>
    </style:style>
    <style:style style:name="co4" style:family="table-column">
      <style:table-column-properties fo:break-before="auto" style:column-width="2.05in"/>
    </style:style>
    <style:style style:name="co5" style:family="table-column">
      <style:table-column-properties fo:break-before="auto" style:column-width="1.449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Palatin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use-window-font-color="true" style:text-outline="false" style:text-line-through-style="none" fo:language="en" fo:country="GB" fo:text-shadow="none" style:text-underline-style="none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Palatino" style:font-size-complex="6.3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="0.0008in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Helvetica" fo:font-size="12pt" fo:language="en" fo:country="US" style:font-name-asian="Helvetica" style:font-size-asian="12pt" style:font-name-complex="Helvetica" style:font-size-complex="6.80000019073486pt"/>
    </style:style>
    <style:style style:name="T2" style:family="text">
      <style:text-properties style:font-name="Palatino" fo:font-size="11pt" fo:language="en" fo:country="GB" style:font-name-asian="Arial" style:language-asian="zxx" style:country-asian="none" style:font-name-complex="Palatino" style:font-size-complex="6.30000019073486pt"/>
    </style:style>
    <style:style style:name="T3" style:family="text">
      <style:text-properties style:font-name="DejaVu Sans" fo:font-size="10pt" fo:language="en" fo:country="GB" fo:font-style="normal" fo:font-weight="normal" style:font-name-asian="Arial" style:language-asian="zxx" style:country-asian="none" style:font-name-complex="Palatino" style:font-size-complex="6.3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office:value-type="string">
            <text:p>&amp;<text:span text:style-name="T1">P386986 = TCL 11, 171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project: obta</text:p>
          </table:table-cell>
          <table:table-cell table:number-columns-repeated="1023"/>
        </table:table-row>
        <table:table-row table:style-name="ro2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2">
          <table:table-cell office:value-type="string">
            <text:p>#atf: use unicode</text:p>
          </table:table-cell>
          <table:table-cell table:number-columns-repeated="1023"/>
        </table:table-row>
        <table:table-row table:style-name="ro2">
          <table:table-cell office:value-type="string">
            <text:p>#atf: use legacy</text:p>
          </table:table-cell>
          <table:table-cell table:number-columns-repeated="1023"/>
        </table:table-row>
        <table:table-row table:style-name="ro2">
          <table:table-cell office:value-type="string">
            <text:p>#atf: use math</text:p>
          </table:table-cell>
          <table:table-cell table:number-columns-repeated="1023"/>
        </table:table-row>
        <table:table-row table:style-name="ro2">
          <table:table-cell office:value-type="string">
            <text:p>#atf: use mylin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 AO 842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@table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table:style-name="Default" office:value-type="string">
            <text:p>[AB].SIN₂</text:p>
          </table:table-cell>
          <table:table-cell table:style-name="Default" office:value-type="string">
            <text:p>NÍG.GAR</text:p>
          </table:table-cell>
          <table:table-cell table:style-name="Default" office:value-type="string">
            <text:p>ŠE-BI</text:p>
          </table:table-cell>
          <table:table-cell table:style-name="Default" office:value-type="string">
            <text:p>ŠU.RI.A-BI</text:p>
          </table:table-cell>
          <table:table-cell table:style-name="Default" office:value-type="string">
            <text:p>MU-BI.IM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Default" office:value-type="string">
            <text:p>šerʾātim[furrow]N; </text:p>
          </table:table-cell>
          <table:table-cell table:style-name="Default" office:value-type="string">
            <text:p>šukunnûm[estimated yield]N; </text:p>
          </table:table-cell>
          <table:table-cell table:style-name="Default" office:value-type="string">
            <text:p>šeʾšu[grain]N; </text:p>
          </table:table-cell>
          <table:table-cell table:style-name="Default" office:value-type="string">
            <text:p>+mišlu[half]N$mišilšu; </text:p>
          </table:table-cell>
          <table:table-cell table:style-name="Default" office:value-type="string">
            <text:p>šumšu[name]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>
            <text:p>2.</text:p>
          </table:table-cell>
          <table:table-cell table:style-name="Default" office:value-type="string">
            <text:p>1(BUR₃) 3(IKU){gana₂}</text:p>
          </table:table-cell>
          <table:table-cell table:style-name="Default" office:value-type="string">
            <text:p>3(U) &lt;GUR&gt;</text:p>
          </table:table-cell>
          <table:table-cell table:style-name="Default" office:value-type="string">
            <text:p>3(U) 4(AŠ)!(5(AŠ)) &lt;GUR&gt;</text:p>
          </table:table-cell>
          <table:table-cell table:style-name="Default" office:value-type="string">
            <text:p>1(U) 7(AŠ) GUR </text:p>
          </table:table-cell>
          <table:table-cell table:style-name="Default" office:value-type="string">
            <text:p>ma-an-na-šu?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Default" office:value-type="string">
            <text:p>n; n; </text:p>
          </table:table-cell>
          <table:table-cell table:style-name="Default" office:value-type="string">
            <text:p>n; kur[unit]N; </text:p>
          </table:table-cell>
          <table:table-cell table:style-name="Default" office:value-type="string">
            <text:p>n; n; kur[unit]N; </text:p>
          </table:table-cell>
          <table:table-cell table:style-name="Default" office:value-type="string">
            <text:p>n; n; kur[unit]N; </text:p>
          </table:table-cell>
          <table:table-cell table:style-name="Default" office:value-type="string">
            <text:p>+Mannašu[]PN$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>
            <text:p>3.</text:p>
          </table:table-cell>
          <table:table-cell table:style-name="Default" office:value-type="string">
            <text:p>1(IKU){gana₂} 10 &lt;SAR&gt;</text:p>
          </table:table-cell>
          <table:table-cell table:style-name="Default" office:value-type="string">
            <text:p>4(U) &lt;GUR&gt;</text:p>
          </table:table-cell>
          <table:table-cell table:style-name="Default" office:value-type="string">
            <text:p>2(AŠ) 2(BARIG) GUR</text:p>
          </table:table-cell>
          <table:table-cell table:style-name="Default" office:value-type="string">
            <text:p>1(AŠ) 1(BARIG) GUR</text:p>
          </table:table-cell>
          <table:table-cell table:style-name="Default" office:value-type="string">
            <text:p>{d}SUEN-ni-i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Default" office:value-type="string">
            <text:p>n; n; mūšar[unit]N; </text:p>
          </table:table-cell>
          <table:table-cell table:style-name="Default" office:value-type="string">
            <text:p>n; kur[unit]N; </text:p>
          </table:table-cell>
          <table:table-cell table:style-name="Default" office:value-type="string">
            <text:p>n; n; kur[unit]N; </text:p>
          </table:table-cell>
          <table:table-cell table:style-name="Default" office:value-type="string">
            <text:p>n; n; kur[unit]N; </text:p>
          </table:table-cell>
          <table:table-cell table:style-name="Default" office:value-type="string">
            <text:p>+Sinni[]PN$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>
            <text:p>4.</text:p>
          </table:table-cell>
          <table:table-cell table:style-name="Default" office:value-type="string">
            <text:p>3(IKU){gana₂} 30 &lt;SAR&gt;</text:p>
          </table:table-cell>
          <table:table-cell table:style-name="Default" office:value-type="string">
            <text:p>5(U) &lt;GUR&gt;</text:p>
          </table:table-cell>
          <table:table-cell table:style-name="Default" office:value-type="string">
            <text:p>9(AŠ) &lt;GUR&gt; 5(BAN₂)</text:p>
          </table:table-cell>
          <table:table-cell table:style-name="Default" office:value-type="string">
            <text:p>4(AŠ) 2(BARIG) 5(BAN₂) 5 SÌLA GUR </text:p>
          </table:table-cell>
          <table:table-cell table:style-name="Default" office:value-type="string">
            <text:p>a-wi-il-{d}IŠKUR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Default" office:value-type="string">
            <text:p>n; n; mūšar[unit]N; </text:p>
          </table:table-cell>
          <table:table-cell table:style-name="Default" office:value-type="string">
            <text:p>n; kur[unit]N; </text:p>
          </table:table-cell>
          <table:table-cell table:style-name="Default" office:value-type="string">
            <text:p>n; kur[unit]N; n; </text:p>
          </table:table-cell>
          <table:table-cell table:style-name="Default" office:value-type="string">
            <text:p>n; n; n; n; qā[unit]N; kur[unit]N; </text:p>
          </table:table-cell>
          <table:table-cell table:style-name="Default" office:value-type="string">
            <text:p>Awil-Adad[1]P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>
            <text:p>5.</text:p>
          </table:table-cell>
          <table:table-cell table:style-name="Default" office:value-type="string">
            <text:p>[1(BUR₃)] ⸢2(IKU){gana₂}⸣ 25 &lt;SAR&gt;</text:p>
          </table:table-cell>
          <table:table-cell table:style-name="Default" office:value-type="string">
            <text:p>2(U) &lt;GUR&gt;</text:p>
          </table:table-cell>
          <table:table-cell table:style-name="Default" office:value-type="string">
            <text:p>2(AŠ) <text:s/>&lt;GUR&gt; 2(BARIG) 3(BAN₂)</text:p>
          </table:table-cell>
          <table:table-cell table:style-name="Default" office:value-type="string">
            <text:p>1(AŠ) 1(BARIG) 1(BAN₂) 5 SÌLA GUR </text:p>
          </table:table-cell>
          <table:table-cell table:style-name="Default" office:value-type="string">
            <text:p>mu-ha-du-um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Default" office:value-type="string">
            <text:p>n; n; n; mūšar[unit]N; </text:p>
          </table:table-cell>
          <table:table-cell table:style-name="Default" office:value-type="string">
            <text:p>n; kur[unit]N; </text:p>
          </table:table-cell>
          <table:table-cell table:style-name="Default" office:value-type="string">
            <text:p>n; kur[unit]N; n; n; </text:p>
          </table:table-cell>
          <table:table-cell table:style-name="Default" office:value-type="string">
            <text:p>n; n; n; n; qā[unit]N; kur[unit]N; </text:p>
          </table:table-cell>
          <table:table-cell table:style-name="Default" office:value-type="string">
            <text:p>+Muhaddum[]PN$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>
            <text:p>$ 1 line blank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>
            <text:p>6.</text:p>
          </table:table-cell>
          <table:table-cell table:style-name="Default" office:value-type="string">
            <text:p>[2(BUR₃) 1(EŠE₃) 3(IKU) 1/2(IKU) 15] ⸢SAR⸣</text:p>
          </table:table-cell>
          <table:table-cell table:style-name="Default"/>
          <table:table-cell table:style-name="Default" office:value-type="string">
            <text:p>4(U) 8(AŠ)!(7(AŠ)) &lt;GUR&gt; 2(BAN₂)</text:p>
          </table:table-cell>
          <table:table-cell table:style-name="Default" office:value-type="string">
            <text:p>2(U) 4(AŠ) &lt;GUR&gt; ⸢1(BAN₂)⸣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Default" office:value-type="string">
            <text:p>n; n; n; n; n; mūšar[unit]N; </text:p>
          </table:table-cell>
          <table:table-cell table:style-name="Default"/>
          <table:table-cell table:style-name="Default" office:value-type="string">
            <text:p>n; n; kur[unit]N; n; </text:p>
          </table:table-cell>
          <table:table-cell table:style-name="Default" office:value-type="string">
            <text:p>n; n; kur[unit]N; n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>
            <text:p>7.</text:p>
          </table:table-cell>
          <table:table-cell table:style-name="Default" office:value-type="string">
            <text:p>[...]</text:p>
          </table:table-cell>
          <table:table-cell table:style-name="Default" table:number-columns-repeated="3"/>
          <table:table-cell table:style-name="Default" office:value-type="string">
            <text:p>[...]-bi-tum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Default" office:value-type="string">
            <text:p>u; </text:p>
          </table:table-cell>
          <table:table-cell table:style-name="Default" table:number-columns-repeated="3"/>
          <table:table-cell table:style-name="Default" office:value-type="string">
            <text:p>u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>
            <text:p>8.</text:p>
          </table:table-cell>
          <table:table-cell table:style-name="Default" office:value-type="string">
            <text:p>GU₂#</text:p>
          </table:table-cell>
          <table:table-cell table:style-name="Default" table:number-columns-repeated="2"/>
          <table:table-cell table:style-name="Default" office:value-type="string">
            <text:p>{id₂}ma?-a?-ma?-rum?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Default" office:value-type="string">
            <text:p>ah[bank]N; </text:p>
          </table:table-cell>
          <table:table-cell table:style-name="Default" table:number-columns-repeated="2"/>
          <table:table-cell table:style-name="Default" office:value-type="string">
            <text:p>+Mayyamarum[]WN$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>
            <text:p>9.</text:p>
          </table:table-cell>
          <table:table-cell table:style-name="Default" office:value-type="string">
            <text:p>2(IKU){gana₂}</text:p>
          </table:table-cell>
          <table:table-cell table:style-name="Default" office:value-type="string">
            <text:p>3(U) &lt;GUR&gt;</text:p>
          </table:table-cell>
          <table:table-cell table:style-name="Default" office:value-type="string">
            <text:p>3(AŠ) &lt;GUR&gt; 1(BARIG) 4(BAN₂)</text:p>
          </table:table-cell>
          <table:table-cell table:style-name="Default" office:value-type="string">
            <text:p>1(AŠ) &lt;GUR&gt; 3(BARIG) 2(BAN₂)</text:p>
          </table:table-cell>
          <table:table-cell table:style-name="Default" office:value-type="string">
            <text:p>di#-iq-qum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Default" office:value-type="string">
            <text:p>n; </text:p>
          </table:table-cell>
          <table:table-cell table:style-name="Default" office:value-type="string">
            <text:p>n; kur[unit]N; </text:p>
          </table:table-cell>
          <table:table-cell table:style-name="Default" office:value-type="string">
            <text:p>n; kur[unit]N; n; n; </text:p>
          </table:table-cell>
          <table:table-cell table:style-name="Default" office:value-type="string">
            <text:p>n; kur[unit]N; n; n; </text:p>
          </table:table-cell>
          <table:table-cell table:style-name="Default" office:value-type="string">
            <text:p>+Diqqum[]PN$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>
            <text:p>10. |</text:p>
          </table:table-cell>
          <table:table-cell table:style-name="Default" office:value-type="string">
            <text:p>ŠA₃# {giš}KIRI₆ DU₈.A $SA $ZU GUB.BA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Default" office:value-type="string">
            <text:p>ina[in]PRP$ina&amp;libbu[interior]N$libbi; +kirû[(fruit) plantation//orchard]N'N$kirîm; X; u; u; X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reverse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>
            <text:p>$ several lines blank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>
            <text:p>1.</text:p>
          </table:table-cell>
          <table:table-cell table:style-name="Default" office:value-type="string">
            <text:p>2(BUR₃) 1(EŠE₃) 5(IKU) 1/2(IKU) 15 SAR</text:p>
          </table:table-cell>
          <table:table-cell table:style-name="Default"/>
          <table:table-cell table:style-name="Default" office:value-type="string">
            <text:p>5(U) 1(AŠ) &lt;GUR&gt; 2(BARIG)</text:p>
          </table:table-cell>
          <table:table-cell table:style-name="Default"/>
          <table:table-cell table:style-name="Default" office:value-type="string">
            <text:p>2(U) 5(AŠ) 3(BARIG) 3(BAN₂) GUR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Default" office:value-type="string">
            <text:p>n; n; n; n; n; mūšar[unit]N; </text:p>
          </table:table-cell>
          <table:table-cell table:style-name="Default"/>
          <table:table-cell table:style-name="Default" office:value-type="string">
            <text:p>n; n; kur[unit]N; n; </text:p>
          </table:table-cell>
          <table:table-cell table:style-name="Default"/>
          <table:table-cell table:style-name="Default" office:value-type="string">
            <text:p>n; n; n; n; kur[unit]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>
            <text:p>2. |</text:p>
          </table:table-cell>
          <table:table-cell table:style-name="Default" office:value-type="string">
            <text:p>i-na A.ŠÀ DIDLI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Default" office:value-type="string">
            <text:p>ina[in]PRP; +eqlu[field]N$eqlētim; +mādu[many//various]AJ'AJ$mādâtim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>
            <text:p>3. |</text:p>
          </table:table-cell>
          <table:table-cell table:style-name="Default" office:value-type="string">
            <text:p>IRI{ki} <text:s/>E₂.DURU₅-{d}ŠUL.GI{ki}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Default" office:value-type="string">
            <text:p>+ālu[city//town]N'N$āl; +Adur-Šulgi[]SN$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>
            <text:p>$ several lines blank</text:p>
          </table:table-cell>
          <table:table-cell table:style-name="ce2" table:number-columns-repeated="4"/>
          <table:table-cell table:style-name="ce6"/>
          <table:table-cell table:number-columns-repeated="1018"/>
        </table:table-row>
        <table:table-row table:style-name="ro2">
          <table:table-cell office:value-type="string">
            <text:p>4. |</text:p>
          </table:table-cell>
          <table:table-cell table:style-name="ce3" office:value-type="string">
            <text:p>{iti}BARÁ.ZAG.GAR U₄ 20-KAM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+Nisannu[]MN$Nisannum; ūm[day]N; n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5. |</text:p>
          </table:table-cell>
          <table:table-cell table:style-name="ce4" office:value-type="string">
            <text:p>%s [mu] ha-am-mu-ra-bi lugal-e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mu[year]; Hammurabi[1]; lugal[king]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6. |</text:p>
          </table:table-cell>
          <table:table-cell table:style-name="ce5" office:value-type="string">
            <text:p><text:span text:style-name="T2">%s ⸢</text:span><text:span text:style-name="T3">usu⸣ kalag-ga an {d}en-líl mu-un-na-šum₂-&lt;ma&gt;-ta</text:span>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table:style-name="ce5" office:value-type="string">
            <text:p>usu[strength]; kalag[strong]; An[1]; Enlil[1]; šum[give]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7. |</text:p>
          </table:table-cell>
          <table:table-cell table:style-name="ce4" office:value-type="string">
            <text:p>%s [šu-nigin gu₂]-du₃-a kur su-bir₄-ke₄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šuniŋin[total]; Kutha[]GN; kur[land]; Subir[]GN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8. |</text:p>
          </table:table-cell>
          <table:table-cell table:style-name="ce4" office:value-type="string">
            <text:p>%s [saŋ ŋeš]-bi bí-rah-a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saŋ[head]; ŋeš[tree]; rah[beat]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# PSU saŋ ŋeš rah [kill] V</text:p>
          </table:table-cell>
          <table:table-cell table:number-columns-repeated="255"/>
          <table:table-cell table:style-name="Default" table:number-columns-repeated="768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Cultivated (area)</text:p>
          </table:table-cell>
          <table:table-cell office:value-type="string">
            <text:p>Estimated yield</text:p>
          </table:table-cell>
          <table:table-cell office:value-type="string">
            <text:p>Its grain</text:p>
          </table:table-cell>
          <table:table-cell office:value-type="string">
            <text:p>Half of it</text:p>
          </table:table-cell>
          <table:table-cell office:value-type="string">
            <text:p>Its name</text:p>
          </table:table-cell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>
            <text:p>21 @iku</text:p>
          </table:table-cell>
          <table:table-cell office:value-type="string">
            <text:p>30 @gur</text:p>
          </table:table-cell>
          <table:table-cell office:value-type="string">
            <text:p>34 @gur</text:p>
          </table:table-cell>
          <table:table-cell office:value-type="string">
            <text:p>17 @gur</text:p>
          </table:table-cell>
          <table:table-cell office:value-type="string">
            <text:p>@?Mannašu?@</text:p>
          </table:table-cell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3.</text:p>
          </table:table-cell>
          <table:table-cell office:value-type="string">
            <text:p>1 @iku 10 @sar</text:p>
          </table:table-cell>
          <table:table-cell office:value-type="string">
            <text:p>40 @gur</text:p>
          </table:table-cell>
          <table:table-cell office:value-type="string">
            <text:p>2 @gur 120 @sila</text:p>
          </table:table-cell>
          <table:table-cell office:value-type="string">
            <text:p>1 @gur 60 @sila</text:p>
          </table:table-cell>
          <table:table-cell office:value-type="string">
            <text:p>Sinni</text:p>
          </table:table-cell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4.</text:p>
          </table:table-cell>
          <table:table-cell office:value-type="string">
            <text:p>3 @iku 30 @sar</text:p>
          </table:table-cell>
          <table:table-cell office:value-type="string">
            <text:p>50 @gur</text:p>
          </table:table-cell>
          <table:table-cell office:value-type="string">
            <text:p>9 @gur 50 @sila</text:p>
          </table:table-cell>
          <table:table-cell office:value-type="string">
            <text:p>4 @gur 175 @sila</text:p>
          </table:table-cell>
          <table:table-cell office:value-type="string">
            <text:p>Awil-Adad</text:p>
          </table:table-cell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5.</text:p>
          </table:table-cell>
          <table:table-cell office:value-type="string">
            <text:p>20 @iku 25 @sar</text:p>
          </table:table-cell>
          <table:table-cell office:value-type="string">
            <text:p>20 @gur</text:p>
          </table:table-cell>
          <table:table-cell office:value-type="string">
            <text:p>2 @gur 150 @sila</text:p>
          </table:table-cell>
          <table:table-cell office:value-type="string">
            <text:p>1 @gur 75 @sila</text:p>
          </table:table-cell>
          <table:table-cell office:value-type="string">
            <text:p>Muhaddum</text:p>
          </table:table-cell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$ 1 line blank</text:p>
          </table:table-cell>
          <table:table-cell table:number-columns-repeated="1023"/>
        </table:table-row>
        <table:table-row table:style-name="ro2">
          <table:table-cell office:value-type="string">
            <text:p>6.</text:p>
          </table:table-cell>
          <table:table-cell office:value-type="string">
            <text:p>[45 1/2 @iku 15] @sar</text:p>
          </table:table-cell>
          <table:table-cell/>
          <table:table-cell office:value-type="string">
            <text:p>48 @gur 20 @sila</text:p>
          </table:table-cell>
          <table:table-cell office:value-type="string">
            <text:p>24 @gur 10 @sila</text:p>
          </table:table-cell>
          <table:table-cell table:number-columns-repeated="1019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7.</text:p>
          </table:table-cell>
          <table:table-cell office:value-type="string" table:number-columns-spanned="5" table:number-rows-spanned="1">
            <text:p>[...] ...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8.</text:p>
          </table:table-cell>
          <table:table-cell office:value-type="string" table:number-columns-spanned="5" table:number-rows-spanned="1">
            <text:p>By the @?Mayyamarum?@ canal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9.</text:p>
          </table:table-cell>
          <table:table-cell office:value-type="string">
            <text:p>2 @iku</text:p>
          </table:table-cell>
          <table:table-cell office:value-type="string">
            <text:p>@30 gur</text:p>
          </table:table-cell>
          <table:table-cell office:value-type="string">
            <text:p>3 @gur 100 @sila</text:p>
          </table:table-cell>
          <table:table-cell office:value-type="string">
            <text:p>1 @gur 200 @sila</text:p>
          </table:table-cell>
          <table:table-cell office:value-type="string">
            <text:p>Diqqum</text:p>
          </table:table-cell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10. |</text:p>
          </table:table-cell>
          <table:table-cell office:value-type="string">
            <text:p>From the .... date orchard</text:p>
          </table:table-cell>
          <table:table-cell table:number-columns-repeated="1022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47 1/2 @iku 15 @sar</text:p>
          </table:table-cell>
          <table:table-cell/>
          <table:table-cell office:value-type="string">
            <text:p>51 @gur 120 @sila</text:p>
          </table:table-cell>
          <table:table-cell office:value-type="string" table:number-columns-spanned="2" table:number-rows-spanned="1">
            <text:p>25 @gur 270 @sila</text:p>
          </table:table-cell>
          <table:covered-table-cell/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 table:number-columns-spanned="5" table:number-rows-spanned="1">
            <text:p>In various fields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3.</text:p>
          </table:table-cell>
          <table:table-cell office:value-type="string" table:number-columns-spanned="5" table:number-rows-spanned="1">
            <text:p>Adur-Šulgi town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$ several lines blank</text:p>
          </table:table-cell>
          <table:table-cell table:number-columns-repeated="1023"/>
        </table:table-row>
        <table:table-row table:style-name="ro2">
          <table:table-cell office:value-type="string">
            <text:p>4.</text:p>
          </table:table-cell>
          <table:table-cell office:value-type="string" table:number-columns-spanned="5" table:number-rows-spanned="1">
            <text:p>Nisannum, day 20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5.</text:p>
          </table:table-cell>
          <table:table-cell office:value-type="string" table:number-columns-spanned="5" table:number-rows-spanned="1">
            <text:p>Year: Hammurabi the king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6.</text:p>
          </table:table-cell>
          <table:table-cell office:value-type="string" table:number-columns-spanned="5" table:number-rows-spanned="1">
            <text:p>by the great strength given to him by An and Enlil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7.</text:p>
          </table:table-cell>
          <table:table-cell office:value-type="string" table:number-columns-spanned="5" table:number-rows-spanned="1">
            <text:p>killed [all of] Kutha and the land of Subartu.</text:p>
          </table:table-cell>
          <table:covered-table-cell table:number-columns-repeated="4"/>
          <table:table-cell table:number-columns-repeated="1018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Palatino" svg:font-family="Palatino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5/13/2014</text:date>, <text:time>21:0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8-16T08:44:12</meta:creation-date>
    <dc:date>2014-05-13T21:04:37</dc:date>
    <meta:editing-duration>PT01H15M01S</meta:editing-duration>
    <meta:editing-cycles>20</meta:editing-cycles>
    <meta:generator>NeoOffice/3.4.1$Unix OpenOffice.org_project/Patch 0</meta:generator>
    <meta:document-statistic meta:table-count="3" meta:cell-count="238" meta:object-count="0"/>
  </office:meta>
</office:document-meta>
</file>